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66cc"/>
    </style:style>
    <style:style style:name="ce4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formula="of:=SIN([.A1]/360*PI())" office:value-type="float" office:value="0.00872653549837393" calcext:value-type="float">
            <text:p>0,01</text:p>
          </table:table-cell>
          <table:table-cell table:formula="of:=[.A1]+[.B1]" office:value-type="float" office:value="1.00872653549837" calcext:value-type="float">
            <text:p>1,01</text:p>
          </table:table-cell>
          <table:table-cell table:formula="of:=[.A1]*[.C1]-[.B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2]/360*PI())" office:value-type="float" office:value="0.0174524064372835" calcext:value-type="float">
            <text:p>0,02</text:p>
          </table:table-cell>
          <table:table-cell table:formula="of:=[.A2]+[.B2]" office:value-type="float" office:value="2.01745240643728" calcext:value-type="float">
            <text:p>2,02</text:p>
          </table:table-cell>
          <table:table-cell table:formula="of:=[.A2]*[.C2]-[.B2]" office:value-type="float" office:value="4.01745240643728" calcext:value-type="float">
            <text:p>4,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3]/360*PI())" office:value-type="float" office:value="0.0261769483078731" calcext:value-type="float">
            <text:p>0,03</text:p>
          </table:table-cell>
          <table:table-cell table:formula="of:=[.A3]+[.B3]" office:value-type="float" office:value="3.02617694830787" calcext:value-type="float">
            <text:p>3,03</text:p>
          </table:table-cell>
          <table:table-cell table:formula="of:=[.A3]*[.C3]-[.B3]" office:value-type="float" office:value="9.05235389661575" calcext:value-type="float">
            <text:p>9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4]/360*PI())" office:value-type="float" office:value="0.034899496702501" calcext:value-type="float">
            <text:p>0,03</text:p>
          </table:table-cell>
          <table:table-cell table:formula="of:=[.A4]+[.B4]" office:value-type="float" office:value="4.0348994967025" calcext:value-type="float">
            <text:p>4,03</text:p>
          </table:table-cell>
          <table:table-cell table:formula="of:=[.A4]*[.C4]-[.B4]" office:value-type="float" office:value="16.1046984901075" calcext:value-type="float">
            <text:p>16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5]/360*PI())" office:value-type="float" office:value="0.043619387365336" calcext:value-type="float">
            <text:p>0,04</text:p>
          </table:table-cell>
          <table:table-cell table:formula="of:=[.A5]+[.B5]" office:value-type="float" office:value="5.04361938736534" calcext:value-type="float">
            <text:p>5,04</text:p>
          </table:table-cell>
          <table:table-cell table:formula="of:=[.A5]*[.C5]-[.B5]" office:value-type="float" office:value="25.1744775494613" calcext:value-type="float">
            <text:p>25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6]/360*PI())" office:value-type="float" office:value="0.0523359562429438" calcext:value-type="float">
            <text:p>0,05</text:p>
          </table:table-cell>
          <table:table-cell table:formula="of:=[.A6]+[.B6]" office:value-type="float" office:value="6.05233595624294" calcext:value-type="float">
            <text:p>6,05</text:p>
          </table:table-cell>
          <table:table-cell table:formula="of:=[.A6]*[.C6]-[.B6]" office:value-type="float" office:value="36.2616797812147" calcext:value-type="float">
            <text:p>36,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7]/360*PI())" office:value-type="float" office:value="0.0610485395348569" calcext:value-type="float">
            <text:p>0,06</text:p>
          </table:table-cell>
          <table:table-cell table:formula="of:=[.A7]+[.B7]" office:value-type="float" office:value="7.06104853953486" calcext:value-type="float">
            <text:p>7,06</text:p>
          </table:table-cell>
          <table:table-cell table:formula="of:=[.A7]*[.C7]-[.B7]" office:value-type="float" office:value="49.3662912372091" calcext:value-type="float">
            <text:p>49,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8]/360*PI())" office:value-type="float" office:value="0.0697564737441253" calcext:value-type="float">
            <text:p>0,07</text:p>
          </table:table-cell>
          <table:table-cell table:formula="of:=[.A8]+[.B8]" office:value-type="float" office:value="8.06975647374413" calcext:value-type="float">
            <text:p>8,07</text:p>
          </table:table-cell>
          <table:table-cell table:formula="of:=[.A8]*[.C8]-[.B8]" office:value-type="float" office:value="64.4882953162089" calcext:value-type="float">
            <text:p>64,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9]/360*PI())" office:value-type="float" office:value="0.0784590957278449" calcext:value-type="float">
            <text:p>0,08</text:p>
          </table:table-cell>
          <table:table-cell table:formula="of:=[.A9]+[.B9]" office:value-type="float" office:value="9.07845909572785" calcext:value-type="float">
            <text:p>9,08</text:p>
          </table:table-cell>
          <table:table-cell table:formula="of:=[.A9]*[.C9]-[.B9]" office:value-type="float" office:value="81.6276727658228" calcext:value-type="float">
            <text:p>81,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0]/360*PI())" office:value-type="float" office:value="0.0871557427476582" calcext:value-type="float">
            <text:p>0,09</text:p>
          </table:table-cell>
          <table:table-cell table:formula="of:=[.A10]+[.B10]" office:value-type="float" office:value="10.0871557427477" calcext:value-type="float">
            <text:p>10,09</text:p>
          </table:table-cell>
          <table:table-cell table:formula="of:=[.A10]*[.C10]-[.B10]" office:value-type="float" office:value="100.784401684729" calcext:value-type="float">
            <text:p>100,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1]/360*PI())" office:value-type="float" office:value="0.095845752520224" calcext:value-type="float">
            <text:p>0,1</text:p>
          </table:table-cell>
          <table:table-cell table:formula="of:=[.A11]+[.B11]" office:value-type="float" office:value="11.0958457525202" calcext:value-type="float">
            <text:p>11,1</text:p>
          </table:table-cell>
          <table:table-cell table:formula="of:=[.A11]*[.C11]-[.B11]" office:value-type="float" office:value="121.958457525202" calcext:value-type="float">
            <text:p>121,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2]/360*PI())" office:value-type="float" office:value="0.104528463267653" calcext:value-type="float">
            <text:p>0,1</text:p>
          </table:table-cell>
          <table:table-cell table:formula="of:=[.A12]+[.B12]" office:value-type="float" office:value="12.1045284632677" calcext:value-type="float">
            <text:p>12,1</text:p>
          </table:table-cell>
          <table:table-cell table:formula="of:=[.A12]*[.C12]-[.B12]" office:value-type="float" office:value="145.149813095944" calcext:value-type="float">
            <text:p>145,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3]/360*PI())" office:value-type="float" office:value="0.113203213767907" calcext:value-type="float">
            <text:p>0,11</text:p>
          </table:table-cell>
          <table:table-cell table:formula="of:=[.A13]+[.B13]" office:value-type="float" office:value="13.1132032137679" calcext:value-type="float">
            <text:p>13,11</text:p>
          </table:table-cell>
          <table:table-cell table:formula="of:=[.A13]*[.C13]-[.B13]" office:value-type="float" office:value="170.358438565215" calcext:value-type="float">
            <text:p>170,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4]/360*PI())" office:value-type="float" office:value="0.121869343405147" calcext:value-type="float">
            <text:p>0,12</text:p>
          </table:table-cell>
          <table:table-cell table:formula="of:=[.A14]+[.B14]" office:value-type="float" office:value="14.1218693434051" calcext:value-type="float">
            <text:p>14,12</text:p>
          </table:table-cell>
          <table:table-cell table:formula="of:=[.A14]*[.C14]-[.B14]" office:value-type="float" office:value="197.584301464267" calcext:value-type="float">
            <text:p>197,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15]/360*PI())" office:value-type="float" office:value="0.130526192220052" calcext:value-type="float">
            <text:p>0,13</text:p>
          </table:table-cell>
          <table:table-cell table:formula="of:=[.A15]+[.B15]" office:value-type="float" office:value="15.1305261922201" calcext:value-type="float">
            <text:p>15,13</text:p>
          </table:table-cell>
          <table:table-cell table:formula="of:=[.A15]*[.C15]-[.B15]" office:value-type="float" office:value="226.827366691081" calcext:value-type="float">
            <text:p>226,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6]/360*PI())" office:value-type="float" office:value="0.139173100960065" calcext:value-type="float">
            <text:p>0,14</text:p>
          </table:table-cell>
          <table:table-cell table:formula="of:=[.A16]+[.B16]" office:value-type="float" office:value="16.1391731009601" calcext:value-type="float">
            <text:p>16,14</text:p>
          </table:table-cell>
          <table:table-cell table:formula="of:=[.A16]*[.C16]-[.B16]" office:value-type="float" office:value="258.087596514401" calcext:value-type="float">
            <text:p>258,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17]/360*PI())" office:value-type="float" office:value="0.147809411129611" calcext:value-type="float">
            <text:p>0,15</text:p>
          </table:table-cell>
          <table:table-cell table:formula="of:=[.A17]+[.B17]" office:value-type="float" office:value="17.1478094111296" calcext:value-type="float">
            <text:p>17,15</text:p>
          </table:table-cell>
          <table:table-cell table:formula="of:=[.A17]*[.C17]-[.B17]" office:value-type="float" office:value="291.364950578074" calcext:value-type="float">
            <text:p>291,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18]/360*PI())" office:value-type="float" office:value="0.156434465040231" calcext:value-type="float">
            <text:p>0,16</text:p>
          </table:table-cell>
          <table:table-cell table:formula="of:=[.A18]+[.B18]" office:value-type="float" office:value="18.1564344650402" calcext:value-type="float">
            <text:p>18,16</text:p>
          </table:table-cell>
          <table:table-cell table:formula="of:=[.A18]*[.C18]-[.B18]" office:value-type="float" office:value="326.659385905684" calcext:value-type="float">
            <text:p>326,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19]/360*PI())" office:value-type="float" office:value="0.165047605860678" calcext:value-type="float">
            <text:p>0,17</text:p>
          </table:table-cell>
          <table:table-cell table:formula="of:=[.A19]+[.B19]" office:value-type="float" office:value="19.1650476058607" calcext:value-type="float">
            <text:p>19,17</text:p>
          </table:table-cell>
          <table:table-cell table:formula="of:=[.A19]*[.C19]-[.B19]" office:value-type="float" office:value="363.970856905492" calcext:value-type="float">
            <text:p>363,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20]/360*PI())" office:value-type="float" office:value="0.17364817766693" calcext:value-type="float">
            <text:p>0,17</text:p>
          </table:table-cell>
          <table:table-cell table:formula="of:=[.A20]+[.B20]" office:value-type="float" office:value="20.1736481776669" calcext:value-type="float">
            <text:p>20,17</text:p>
          </table:table-cell>
          <table:table-cell table:formula="of:=[.A20]*[.C20]-[.B20]" office:value-type="float" office:value="403.299315375672" calcext:value-type="float">
            <text:p>403,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21]/360*PI())" office:value-type="float" office:value="0.182235525492147" calcext:value-type="float">
            <text:p>0,18</text:p>
          </table:table-cell>
          <table:table-cell table:formula="of:=[.A21]+[.B21]" office:value-type="float" office:value="21.1822355254921" calcext:value-type="float">
            <text:p>21,18</text:p>
          </table:table-cell>
          <table:table-cell table:formula="of:=[.A21]*[.C21]-[.B21]" office:value-type="float" office:value="444.644710509843" calcext:value-type="float">
            <text:p>444,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22]/360*PI())" office:value-type="float" office:value="0.190808995376545" calcext:value-type="float">
            <text:p>0,19</text:p>
          </table:table-cell>
          <table:table-cell table:formula="of:=[.A22]+[.B22]" office:value-type="float" office:value="22.1908089953765" calcext:value-type="float">
            <text:p>22,19</text:p>
          </table:table-cell>
          <table:table-cell table:formula="of:=[.A22]*[.C22]-[.B22]" office:value-type="float" office:value="488.006988902908" calcext:value-type="float">
            <text:p>488,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A23]/360*PI())" office:value-type="float" office:value="0.199367934417197" calcext:value-type="float">
            <text:p>0,2</text:p>
          </table:table-cell>
          <table:table-cell table:formula="of:=[.A23]+[.B23]" office:value-type="float" office:value="23.1993679344172" calcext:value-type="float">
            <text:p>23,2</text:p>
          </table:table-cell>
          <table:table-cell table:formula="of:=[.A23]*[.C23]-[.B23]" office:value-type="float" office:value="533.386094557178" calcext:value-type="float">
            <text:p>533,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24]/360*PI())" office:value-type="float" office:value="0.207911690817759" calcext:value-type="float">
            <text:p>0,21</text:p>
          </table:table-cell>
          <table:table-cell table:formula="of:=[.A24]+[.B24]" office:value-type="float" office:value="24.2079116908178" calcext:value-type="float">
            <text:p>24,21</text:p>
          </table:table-cell>
          <table:table-cell table:formula="of:=[.A24]*[.C24]-[.B24]" office:value-type="float" office:value="580.781968888808" calcext:value-type="float">
            <text:p>580,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A25]/360*PI())" office:value-type="float" office:value="0.216439613938103" calcext:value-type="float">
            <text:p>0,22</text:p>
          </table:table-cell>
          <table:table-cell table:formula="of:=[.A25]+[.B25]" office:value-type="float" office:value="25.2164396139381" calcext:value-type="float">
            <text:p>25,22</text:p>
          </table:table-cell>
          <table:table-cell table:formula="of:=[.A25]*[.C25]-[.B25]" office:value-type="float" office:value="630.194550734515" calcext:value-type="float">
            <text:p>630,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26]/360*PI())" office:value-type="float" office:value="0.224951054343865" calcext:value-type="float">
            <text:p>0,22</text:p>
          </table:table-cell>
          <table:table-cell table:formula="of:=[.A26]+[.B26]" office:value-type="float" office:value="26.2249510543439" calcext:value-type="float">
            <text:p>26,22</text:p>
          </table:table-cell>
          <table:table-cell table:formula="of:=[.A26]*[.C26]-[.B26]" office:value-type="float" office:value="681.623776358597" calcext:value-type="float">
            <text:p>681,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27]/360*PI())" office:value-type="float" office:value="0.233445363855905" calcext:value-type="float">
            <text:p>0,23</text:p>
          </table:table-cell>
          <table:table-cell table:formula="of:=[.A27]+[.B27]" office:value-type="float" office:value="27.2334453638559" calcext:value-type="float">
            <text:p>27,23</text:p>
          </table:table-cell>
          <table:table-cell table:formula="of:=[.A27]*[.C27]-[.B27]" office:value-type="float" office:value="735.069579460254" calcext:value-type="float">
            <text:p>735,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28]/360*PI())" office:value-type="float" office:value="0.241921895599668" calcext:value-type="float">
            <text:p>0,24</text:p>
          </table:table-cell>
          <table:table-cell table:formula="of:=[.A28]+[.B28]" office:value-type="float" office:value="28.2419218955997" calcext:value-type="float">
            <text:p>28,24</text:p>
          </table:table-cell>
          <table:table-cell table:formula="of:=[.A28]*[.C28]-[.B28]" office:value-type="float" office:value="790.531891181191" calcext:value-type="float">
            <text:p>790,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A29]/360*PI())" office:value-type="float" office:value="0.250380004054441" calcext:value-type="float">
            <text:p>0,25</text:p>
          </table:table-cell>
          <table:table-cell table:formula="of:=[.A29]+[.B29]" office:value-type="float" office:value="29.2503800040544" calcext:value-type="float">
            <text:p>29,25</text:p>
          </table:table-cell>
          <table:table-cell table:formula="of:=[.A29]*[.C29]-[.B29]" office:value-type="float" office:value="848.010640113524" calcext:value-type="float">
            <text:p>848,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30]/360*PI())" office:value-type="float" office:value="0.258819045102521" calcext:value-type="float">
            <text:p>0,26</text:p>
          </table:table-cell>
          <table:table-cell table:formula="of:=[.A30]+[.B30]" office:value-type="float" office:value="30.2588190451025" calcext:value-type="float">
            <text:p>30,26</text:p>
          </table:table-cell>
          <table:table-cell table:formula="of:=[.A30]*[.C30]-[.B30]" office:value-type="float" office:value="907.505752307973" calcext:value-type="float">
            <text:p>907,5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SIN([.A31]/360*PI())" office:value-type="float" office:value="0.267238376078257" calcext:value-type="float">
            <text:p>0,27</text:p>
          </table:table-cell>
          <table:table-cell table:style-name="ce4" table:formula="of:=[.A31]+[.B31]" office:value-type="float" office:value="31.2672383760783" calcext:value-type="float">
            <text:p>31,27</text:p>
          </table:table-cell>
          <table:table-cell table:style-name="ce4" table:formula="of:=[.A31]*[.C31]-[.B31]" office:value-type="float" office:value="969.017151282348" calcext:value-type="float">
            <text:p>969,0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SIN([.A32]/360*PI())" office:value-type="float" office:value="0.275637355816999" calcext:value-type="float">
            <text:p>0,28</text:p>
          </table:table-cell>
          <table:table-cell table:style-name="ce4" table:formula="of:=[.A32]+[.B32]" office:value-type="float" office:value="32.275637355817" calcext:value-type="float">
            <text:p>32,28</text:p>
          </table:table-cell>
          <table:table-cell table:style-name="ce4" table:formula="of:=[.A32]*[.C32]-[.B32]" office:value-type="float" office:value="1032.54475803033" calcext:value-type="float">
            <text:p>1032,54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SIN([.A33]/360*PI())" office:value-type="float" office:value="0.284015344703923" calcext:value-type="float">
            <text:p>0,28</text:p>
          </table:table-cell>
          <table:table-cell table:style-name="ce4" table:formula="of:=[.A33]+[.B33]" office:value-type="float" office:value="33.2840153447039" calcext:value-type="float">
            <text:p>33,28</text:p>
          </table:table-cell>
          <table:table-cell table:style-name="ce4" table:formula="of:=[.A33]*[.C33]-[.B33]" office:value-type="float" office:value="1098.08849103053" calcext:value-type="float">
            <text:p>1098,09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SIN([.A34]/360*PI())" office:value-type="float" office:value="0.292371704722737" calcext:value-type="float">
            <text:p>0,29</text:p>
          </table:table-cell>
          <table:table-cell table:style-name="ce4" table:formula="of:=[.A34]+[.B34]" office:value-type="float" office:value="34.2923717047227" calcext:value-type="float">
            <text:p>34,29</text:p>
          </table:table-cell>
          <table:table-cell table:style-name="ce4" table:formula="of:=[.A34]*[.C34]-[.B34]" office:value-type="float" office:value="1165.64826625585" calcext:value-type="float">
            <text:p>1165,6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SIN([.A35]/360*PI())" office:value-type="float" office:value="0.300705799504273" calcext:value-type="float">
            <text:p>0,3</text:p>
          </table:table-cell>
          <table:table-cell table:style-name="ce4" table:formula="of:=[.A35]+[.B35]" office:value-type="float" office:value="35.3007057995043" calcext:value-type="float">
            <text:p>35,3</text:p>
          </table:table-cell>
          <table:table-cell table:style-name="ce4" table:formula="of:=[.A35]*[.C35]-[.B35]" office:value-type="float" office:value="1235.22399718315" calcext:value-type="float">
            <text:p>1235,22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SIN([.A36]/360*PI())" office:value-type="float" office:value="0.309016994374947" calcext:value-type="float">
            <text:p>0,31</text:p>
          </table:table-cell>
          <table:table-cell table:style-name="ce4" table:formula="of:=[.A36]+[.B36]" office:value-type="float" office:value="36.309016994375" calcext:value-type="float">
            <text:p>36,31</text:p>
          </table:table-cell>
          <table:table-cell table:style-name="ce4" table:formula="of:=[.A36]*[.C36]-[.B36]" office:value-type="float" office:value="1306.81559480312" calcext:value-type="float">
            <text:p>1306,8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SIN([.A37]/360*PI())" office:value-type="float" office:value="0.317304656405092" calcext:value-type="float">
            <text:p>0,32</text:p>
          </table:table-cell>
          <table:table-cell table:style-name="ce4" table:formula="of:=[.A37]+[.B37]" office:value-type="float" office:value="37.3173046564051" calcext:value-type="float">
            <text:p>37,32</text:p>
          </table:table-cell>
          <table:table-cell table:style-name="ce4" table:formula="of:=[.A37]*[.C37]-[.B37]" office:value-type="float" office:value="1380.42296763058" calcext:value-type="float">
            <text:p>1380,42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SIN([.A38]/360*PI())" office:value-type="float" office:value="0.325568154457157" calcext:value-type="float">
            <text:p>0,33</text:p>
          </table:table-cell>
          <table:table-cell table:style-name="ce4" table:formula="of:=[.A38]+[.B38]" office:value-type="float" office:value="38.3255681544572" calcext:value-type="float">
            <text:p>38,33</text:p>
          </table:table-cell>
          <table:table-cell table:style-name="ce4" table:formula="of:=[.A38]*[.C38]-[.B38]" office:value-type="float" office:value="1456.04602171491" calcext:value-type="float">
            <text:p>1456,05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SIN([.A39]/360*PI())" office:value-type="float" office:value="0.333806859233771" calcext:value-type="float">
            <text:p>0,33</text:p>
          </table:table-cell>
          <table:table-cell table:style-name="ce4" table:formula="of:=[.A39]+[.B39]" office:value-type="float" office:value="39.3338068592338" calcext:value-type="float">
            <text:p>39,33</text:p>
          </table:table-cell>
          <table:table-cell table:style-name="ce4" table:formula="of:=[.A39]*[.C39]-[.B39]" office:value-type="float" office:value="1533.68466065088" calcext:value-type="float">
            <text:p>1533,68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SIN([.A40]/360*PI())" office:value-type="float" office:value="0.342020143325669" calcext:value-type="float">
            <text:p>0,34</text:p>
          </table:table-cell>
          <table:table-cell table:style-name="ce4" table:formula="of:=[.A40]+[.B40]" office:value-type="float" office:value="40.3420201433257" calcext:value-type="float">
            <text:p>40,34</text:p>
          </table:table-cell>
          <table:table-cell table:style-name="ce4" table:formula="of:=[.A40]*[.C40]-[.B40]" office:value-type="float" office:value="1613.3387855897" calcext:value-type="float">
            <text:p>1613,3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SIN([.A41]/360*PI())" office:value-type="float" office:value="0.350207381259467" calcext:value-type="float">
            <text:p>0,35</text:p>
          </table:table-cell>
          <table:table-cell table:style-name="ce4" table:formula="of:=[.A41]+[.B41]" office:value-type="float" office:value="41.3502073812595" calcext:value-type="float">
            <text:p>41,35</text:p>
          </table:table-cell>
          <table:table-cell table:style-name="ce4" table:formula="of:=[.A41]*[.C41]-[.B41]" office:value-type="float" office:value="1695.00829525038" calcext:value-type="float">
            <text:p>1695,0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SIN([.A42]/360*PI())" office:value-type="float" office:value="0.3583679495453" calcext:value-type="float">
            <text:p>0,36</text:p>
          </table:table-cell>
          <table:table-cell table:style-name="ce4" table:formula="of:=[.A42]+[.B42]" office:value-type="float" office:value="42.3583679495453" calcext:value-type="float">
            <text:p>42,36</text:p>
          </table:table-cell>
          <table:table-cell table:style-name="ce4" table:formula="of:=[.A42]*[.C42]-[.B42]" office:value-type="float" office:value="1778.69308593136" calcext:value-type="float">
            <text:p>1778,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.00.0000</text:date>, <text:time style:data-style-name="N2" text:time-value="14:07:34.5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16S</meta:editing-duration>
    <meta:editing-cycles>6</meta:editing-cycles>
    <meta:generator>LibreOffice/5.0.4.2$Windows_x86 LibreOffice_project/2b9802c1994aa0b7dc6079e128979269cf95bc78</meta:generator>
    <dc:date>2016-02-25T15:16:38.539000000</dc:date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